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^2 score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XGBoost (Hyper parameter Tuning)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955669" calcext:value-type="float">
            <text:p>0.955669</text:p>
          </table:table-cell>
          <table:table-cell/>
        </table:table-row>
        <table:table-row table:style-name="ro1">
          <table:table-cell office:value-type="string" calcext:value-type="string">
            <text:p>LSTM (Hyper parameter Tuning)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959173" calcext:value-type="float">
            <text:p>0.959173</text:p>
          </table:table-cell>
          <table:table-cell table:style-name="ce10" office:value-type="string" calcext:value-type="string">
            <text:p>Do shap analysis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848533" calcext:value-type="float">
            <text:p>0.848533</text:p>
          </table:table-cell>
          <table:table-cell table:style-name="ce10" office:value-type="string" calcext:value-type="string">
            <text:p>Do shap analysis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022334" calcext:value-type="float">
            <text:p>0.022334</text:p>
          </table:table-cell>
          <table:table-cell office:value-type="float" office:value="0.793073" calcext:value-type="float">
            <text:p>0.793073</text:p>
          </table:table-cell>
          <table:table-cell table:style-name="ce10" office:value-type="string" calcext:value-type="string">
            <text:p>Do shap analysis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0.83137" calcext:value-type="float">
            <text:p>0.83137</text:p>
          </table:table-cell>
          <table:table-cell/>
        </table:table-row>
        <table:table-row table:style-name="ro1">
          <table:table-cell office:value-type="string" calcext:value-type="string">
            <text:p>XGBoost 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948475" calcext:value-type="float">
            <text:p>0.948475</text:p>
          </table:table-cell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945736" calcext:value-type="float">
            <text:p>0.945736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0.013724" calcext:value-type="float">
            <text:p>0.013724</text:p>
          </table:table-cell>
          <table:table-cell office:value-type="float" office:value="0.872848" calcext:value-type="float">
            <text:p>0.872848</text:p>
          </table:table-cell>
          <table:table-cell office:value-type="string" calcext:value-type="string">
            <text:p>This is not solid try to optimise otherwise remove it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864355" calcext:value-type="float">
            <text:p>0.864355</text:p>
          </table:table-cell>
          <table:table-cell office:value-type="string" calcext:value-type="string">
            <text:p>This is not solid try to optimise otherwise remove it</text:p>
          </table:table-cell>
        </table:table-row>
        <table:table-row table:style-name="ro1">
          <table:table-cell table:style-name="ce4"/>
          <table:table-cell table:style-name="ce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9:24:50.567725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4:25:29.429868232</meta:creation-date>
    <dc:date>2025-07-21T19:38:33.044270979</dc:date>
    <meta:editing-duration>PT43M57S</meta:editing-duration>
    <meta:editing-cycles>5</meta:editing-cycles>
    <meta:generator>LibreOffice/25.2.2.2$Linux_X86_64 LibreOffice_project/520$Build-2</meta:generator>
    <meta:document-statistic meta:table-count="1" meta:cell-count="36" meta:object-count="0"/>
  </office:meta>
</office:document-meta>
</file>